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First_20_line_20_indent">
      <style:paragraph-properties fo:break-before="pag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break-before="page"/>
      <style:text-properties fo:font-size="14pt" style:font-size-asian="14pt" style:font-size-complex="14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text:p>
      <text:p text:style-name="P1"/>
      <text:p text:style-name="Standard">I could venture a few guesses said Le route. Bruce Baner backed off from the precipic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thin view</text:p>
      <text:p text:style-name="First_20_line_20_indent">I do not like you're odds exclaimed Le route, the villain. It was obvious now. The C4 was about to be timed out. Ha said Bruce Baner, it is over. Now surrender your arms, he said.</text:p>
      <text:p text:style-name="First_20_line_20_indent">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y.</text:p>
      <text:p text:style-name="First_20_line_20_indent">The surprised them. Bruce Baner's right-hand-man arrived on the scene as the other guy took the fall. Argh, he ex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First_20_line_20_indent">It is over now, Fort-Nite said agreedly. It was a big problem. The large overhead fee was tremendous and too much to bear. Damn!, said the captain, now ex-captain, of the police force formerly. Bruce Baner was on route to the next location. Bomb has been planted said Le Route.</text:p>
      <text:p text:style-name="First_20_line_20_indent">That is a bluff!</text:p>
      <text:p text:style-name="P1"/>
      <text:p text:style-name="P1"><text:tab/>The End</text:p>
      <text:p text:style-name="P1"><text:tab/><text:tab/>-By DCG</text:p>
      <text:h text:style-name="Heading_20_2" text:outline-level="2"><text:soft-page-break/>Pont de la Con Codrde</text:h>
      <text:p text:style-name="Standard">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n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1"/>
      <text:p text:style-name="First_20_line_20_indent">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ity brittle. Forms prismatic crystals often flattened, Granular. Varieties none. Uses principal ore of arsenic. Occurrence often associated with cassiterite, wolframite, sphalerite, and galena mineralized veins in granite and associated rocks.</text:p>
      <text:p text:style-name="P3"/>
      <text:p text:style-name="P4"/>
      <text:p text:style-name="First_20_line_20_indent">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First_20_line_20_indent">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First_20_line_20_indent">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First_20_line_20_indent"/>
      <text:p text:style-name="P2"/>
      <text:p text:style-name="First_20_line_20_indent">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First_20_line_20_indent">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First_20_line_20_indent">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First_20_line_20_indent">The bomberman perp decided to turn the other direction and just go away. It was probably a smart move on his part, since no one was really sure why he was here or what he had planned going on. He just walked away.</text:p>
      <text:p text:style-name="First_20_line_20_indent">“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First_20_line_20_indent">It was the same as todays headlines that showed dark and stormy days, but soon afterwards were nice and warm and sunny. He kind of treated the situation like that. John turned over to Fort-<text:soft-page-break/>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First_20_line_20_indent">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First_20_line_20_indent">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First_20_line_20_indent">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h text:style-name="Heading_20_2" text:outline-level="2"><text:soft-page-break/>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text:p>
      <text:p text:style-name="First_20_line_20_indent">I walked next to Sparky, he seemed not out of sorts at all like you'd expect from a dog. He was outgoing and courageous. It seemed like all he needed was a direction and someone to point him in it.</text:p>
      <text:p text:style-name="First_20_line_20_indent">It wasn't easy trying to cut down and grasp the situation. I think that by tomorrow. I just need to not think about a lot of the thoughts that enter my mind and I'll be a in a much better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09-09T12:54:08</dc:date>
    <meta:editing-duration>PT6H44M48S</meta:editing-duration>
    <meta:editing-cycles>13</meta:editing-cycles>
    <meta:generator>OpenOffice/4.1.7$Unix OpenOffice.org_project/417m1$Build-9800</meta:generator>
    <meta:document-statistic meta:table-count="0" meta:image-count="0" meta:object-count="0" meta:page-count="7" meta:paragraph-count="34" meta:word-count="2452" meta:character-count="13349"/>
    <dc:creator>Stacy David</dc:creator>
  </office:meta>
</office:document-meta>
</file>